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onsolas" fo:color="#008000" fo:font-size="9.5pt" style:font-size-asian="9.5pt"/>
    </style:style>
    <style:style style:name="T3" style:parent-style-name="Fuentedepárrafopredeter." style:family="text">
      <style:text-properties style:font-name="Consolas" fo:color="#000000" fo:font-size="9.5pt" style:font-size-asian="9.5pt"/>
    </style:style>
    <style:style style:name="T4" style:parent-style-name="Fuentedepárrafopredeter." style:family="text">
      <style:text-properties style:font-name="Consolas" fo:color="#008000" fo:font-size="9.5pt" style:font-size-asian="9.5pt"/>
    </style:style>
    <style:style style:name="P5" style:parent-style-name="Standard" style:family="paragraph">
      <style:text-properties style:font-name="Consolas" fo:color="#000000" fo:font-size="9.5pt" style:font-size-asian="9.5pt"/>
    </style:style>
    <style:style style:name="T6" style:parent-style-name="Fuentedepárrafopredeter." style:family="text">
      <style:text-properties style:font-name="Consolas" fo:color="#008000" fo:font-size="9.5pt" style:font-size-asian="9.5pt"/>
    </style:style>
    <style:style style:name="T7" style:parent-style-name="Fuentedepárrafopredeter." style:family="text">
      <style:text-properties style:font-name="Consolas" fo:color="#008000" fo:font-size="9.5pt" style:font-size-asian="9.5pt"/>
    </style:style>
    <style:style style:name="P8" style:parent-style-name="Standard" style:family="paragraph">
      <style:text-properties style:font-name="Consolas" fo:color="#000000" fo:font-size="9.5pt" style:font-size-asian="9.5pt"/>
    </style:style>
    <style:style style:name="T9" style:parent-style-name="Fuentedepárrafopredeter." style:family="text">
      <style:text-properties style:font-name="Consolas" fo:color="#000000" fo:font-size="9.5pt" style:font-size-asian="9.5pt"/>
    </style:style>
    <style:style style:name="T10" style:parent-style-name="Fuentedepárrafopredeter." style:family="text">
      <style:text-properties style:font-name="Consolas" fo:color="#008000" fo:font-size="9.5pt" style:font-size-asian="9.5pt"/>
    </style:style>
    <style:style style:name="T11" style:parent-style-name="Fuentedepárrafopredeter." style:family="text">
      <style:text-properties style:font-name="Consolas" fo:color="#000000" fo:font-size="9.5pt" style:font-size-asian="9.5pt"/>
    </style:style>
    <style:style style:name="T12" style:parent-style-name="Fuentedepárrafopredeter." style:family="text">
      <style:text-properties style:font-name="Consolas" fo:color="#008000" fo:font-size="9.5pt" style:font-size-asian="9.5pt"/>
    </style:style>
    <style:style style:name="T13" style:parent-style-name="Fuentedepárrafopredeter." style:family="text">
      <style:text-properties style:font-name="Consolas" fo:color="#000000" fo:font-size="9.5pt" style:font-size-asian="9.5pt"/>
    </style:style>
    <style:style style:name="T14" style:parent-style-name="Fuentedepárrafopredeter." style:family="text">
      <style:text-properties style:font-name="Consolas" fo:color="#008000" fo:font-size="9.5pt" style:font-size-asian="9.5pt"/>
    </style:style>
    <style:style style:name="T15" style:parent-style-name="Fuentedepárrafopredeter." style:family="text">
      <style:text-properties style:font-name="Consolas" fo:color="#008000" fo:font-size="9.5pt" style:font-size-asian="9.5pt"/>
    </style:style>
    <style:style style:name="P16" style:parent-style-name="Standard" style:family="paragraph">
      <style:text-properties style:font-name="Consolas" fo:color="#000000" fo:font-size="9.5pt" style:font-size-asian="9.5pt"/>
    </style:style>
    <style:style style:name="P17" style:parent-style-name="Standard" style:family="paragraph">
      <style:text-properties style:font-name="Consolas" fo:color="#000000" fo:font-size="9.5pt" style:font-size-asian="9.5pt"/>
    </style:style>
    <style:style style:name="T18" style:parent-style-name="Fuentedepárrafopredeter." style:family="text">
      <style:text-properties style:font-name="Consolas" fo:color="#008000" fo:font-size="9.5pt" style:font-size-asian="9.5pt"/>
    </style:style>
    <style:style style:name="P19" style:parent-style-name="Standard" style:family="paragraph">
      <style:text-properties style:font-name="Consolas" fo:color="#000000" fo:font-size="9.5pt" style:font-size-asian="9.5pt"/>
    </style:style>
    <style:style style:name="T20" style:parent-style-name="Fuentedepárrafopredeter." style:family="text">
      <style:text-properties style:font-name="Consolas" fo:color="#000000" fo:font-size="9.5pt" style:font-size-asian="9.5pt"/>
    </style:style>
    <style:style style:name="T21" style:parent-style-name="Fuentedepárrafopredeter." style:family="text">
      <style:text-properties style:font-name="Consolas" fo:color="#008000" fo:font-size="9.5pt" style:font-size-asian="9.5pt"/>
    </style:style>
    <style:style style:name="T22" style:parent-style-name="Fuentedepárrafopredeter." style:family="text">
      <style:text-properties style:font-name="Consolas" fo:color="#008000" fo:font-size="9.5pt" style:font-size-asian="9.5pt"/>
    </style:style>
    <style:style style:name="T23" style:parent-style-name="Fuentedepárrafopredeter." style:family="text">
      <style:text-properties style:font-name="Consolas" fo:color="#000000" fo:font-size="9.5pt" style:font-size-asian="9.5pt"/>
    </style:style>
    <style:style style:name="T24" style:parent-style-name="Fuentedepárrafopredeter." style:family="text">
      <style:text-properties style:font-name="Consolas" fo:color="#008000" fo:font-size="9.5pt" style:font-size-asian="9.5pt"/>
    </style:style>
    <style:style style:name="T25" style:parent-style-name="Fuentedepárrafopredeter." style:family="text">
      <style:text-properties style:font-name="Consolas" fo:color="#008000" fo:font-size="9.5pt" style:font-size-asian="9.5pt"/>
    </style:style>
    <style:style style:name="T26" style:parent-style-name="Fuentedepárrafopredeter." style:family="text">
      <style:text-properties style:font-name="Consolas" fo:color="#000000" fo:font-size="9.5pt" style:font-size-asian="9.5pt"/>
    </style:style>
    <style:style style:name="T27" style:parent-style-name="Fuentedepárrafopredeter." style:family="text">
      <style:text-properties style:font-name="Consolas" fo:color="#008000" fo:font-size="9.5pt" style:font-size-asian="9.5pt"/>
    </style:style>
    <style:style style:name="T28" style:parent-style-name="Fuentedepárrafopredeter." style:family="text">
      <style:text-properties style:font-name="Consolas" fo:color="#008000" fo:font-size="9.5pt" style:font-size-asian="9.5pt"/>
    </style:style>
    <style:style style:name="T29" style:parent-style-name="Fuentedepárrafopredeter." style:family="text">
      <style:text-properties style:font-name="Consolas" fo:color="#000000" fo:font-size="9.5pt" style:font-size-asian="9.5pt"/>
    </style:style>
    <style:style style:name="T30" style:parent-style-name="Fuentedepárrafopredeter." style:family="text">
      <style:text-properties style:font-name="Consolas" fo:color="#008000" fo:font-size="9.5pt" style:font-size-asian="9.5pt"/>
    </style:style>
    <style:style style:name="T31" style:parent-style-name="Fuentedepárrafopredeter." style:family="text">
      <style:text-properties style:font-name="Consolas" fo:color="#008000" fo:font-size="9.5pt" style:font-size-asian="9.5pt"/>
    </style:style>
    <style:style style:name="T32" style:parent-style-name="Fuentedepárrafopredeter." style:family="text">
      <style:text-properties style:font-name="Consolas" fo:color="#008000" fo:font-size="9.5pt" style:font-size-asian="9.5pt"/>
    </style:style>
    <style:style style:name="T33" style:parent-style-name="Fuentedepárrafopredeter." style:family="text">
      <style:text-properties style:font-name="Consolas" fo:color="#000000" fo:font-size="9.5pt" style:font-size-asian="9.5pt"/>
    </style:style>
    <style:style style:name="T34" style:parent-style-name="Fuentedepárrafopredeter." style:family="text">
      <style:text-properties style:font-name="Consolas" fo:color="#008000" fo:font-size="9.5pt" style:font-size-asian="9.5pt"/>
    </style:style>
    <style:style style:name="T35" style:parent-style-name="Fuentedepárrafopredeter." style:family="text">
      <style:text-properties style:font-name="Consolas" fo:color="#008000" fo:font-size="9.5pt" style:font-size-asian="9.5pt"/>
    </style:style>
    <style:style style:name="T36" style:parent-style-name="Fuentedepárrafopredeter." style:family="text">
      <style:text-properties style:font-name="Consolas" fo:color="#008000" fo:font-size="9.5pt" style:font-size-asian="9.5pt"/>
    </style:style>
    <style:style style:name="T37" style:parent-style-name="Fuentedepárrafopredeter." style:family="text">
      <style:text-properties style:font-name="Consolas" fo:color="#008000" fo:font-size="9.5pt" style:font-size-asian="9.5pt"/>
    </style:style>
    <style:style style:name="T38" style:parent-style-name="Fuentedepárrafopredeter." style:family="text">
      <style:text-properties style:font-name="Consolas" fo:color="#008000" fo:font-size="9.5pt" style:font-size-asian="9.5pt"/>
    </style:style>
    <style:style style:name="T39" style:parent-style-name="Fuentedepárrafopredeter." style:family="text">
      <style:text-properties style:font-name="Consolas" fo:color="#000000" fo:font-size="9.5pt" style:font-size-asian="9.5pt"/>
    </style:style>
    <style:style style:name="T40" style:parent-style-name="Fuentedepárrafopredeter." style:family="text">
      <style:text-properties style:font-name="Consolas" fo:color="#008000" fo:font-size="9.5pt" style:font-size-asian="9.5pt"/>
    </style:style>
    <style:style style:name="T41" style:parent-style-name="Fuentedepárrafopredeter." style:family="text">
      <style:text-properties style:font-name="Consolas" fo:color="#008000" fo:font-size="9.5pt" style:font-size-asian="9.5pt"/>
    </style:style>
    <style:style style:name="T42" style:parent-style-name="Fuentedepárrafopredeter." style:family="text">
      <style:text-properties style:font-name="Consolas" fo:color="#000000" fo:font-size="9.5pt" style:font-size-asian="9.5pt"/>
    </style:style>
    <style:style style:name="T43" style:parent-style-name="Fuentedepárrafopredeter." style:family="text">
      <style:text-properties style:font-name="Consolas" fo:color="#008000" fo:font-size="9.5pt" style:font-size-asian="9.5pt"/>
    </style:style>
    <style:style style:name="T44" style:parent-style-name="Fuentedepárrafopredeter." style:family="text">
      <style:text-properties style:font-name="Consolas" fo:color="#008000" fo:font-size="9.5pt" style:font-size-asian="9.5pt"/>
    </style:style>
    <style:style style:name="P45" style:parent-style-name="Standard" style:family="paragraph">
      <style:text-properties style:font-name="Consolas" fo:color="#000000" fo:font-size="9.5pt" style:font-size-asian="9.5pt"/>
    </style:style>
    <style:style style:name="T46" style:parent-style-name="Fuentedepárrafopredeter." style:family="text">
      <style:text-properties style:font-name="Consolas" fo:color="#008000" fo:font-size="9.5pt" style:font-size-asian="9.5pt"/>
    </style:style>
    <style:style style:name="P47" style:parent-style-name="Standard" style:family="paragraph">
      <style:text-properties style:font-name="Consolas" fo:color="#000000" fo:font-size="9.5pt" style:font-size-asian="9.5pt"/>
    </style:style>
    <style:style style:name="T48" style:parent-style-name="Fuentedepárrafopredeter." style:family="text">
      <style:text-properties style:font-name="Consolas" fo:color="#000000" fo:font-size="9.5pt" style:font-size-asian="9.5pt"/>
    </style:style>
    <style:style style:name="T49" style:parent-style-name="Fuentedepárrafopredeter." style:family="text">
      <style:text-properties style:font-name="Consolas" fo:color="#008000" fo:font-size="9.5pt" style:font-size-asian="9.5pt"/>
    </style:style>
    <style:style style:name="T50" style:parent-style-name="Fuentedepárrafopredeter." style:family="text">
      <style:text-properties style:font-name="Consolas" fo:color="#008000" fo:font-size="9.5pt" style:font-size-asian="9.5pt"/>
    </style:style>
    <style:style style:name="T51" style:parent-style-name="Fuentedepárrafopredeter." style:family="text">
      <style:text-properties style:font-name="Consolas" fo:color="#000000" fo:font-size="9.5pt" style:font-size-asian="9.5pt"/>
    </style:style>
    <style:style style:name="T52" style:parent-style-name="Fuentedepárrafopredeter." style:family="text">
      <style:text-properties style:font-name="Consolas" fo:color="#008000" fo:font-size="9.5pt" style:font-size-asian="9.5pt"/>
    </style:style>
    <style:style style:name="T53" style:parent-style-name="Fuentedepárrafopredeter." style:family="text">
      <style:text-properties style:font-name="Consolas" fo:color="#008000" fo:font-size="9.5pt" style:font-size-asian="9.5pt"/>
    </style:style>
    <style:style style:name="T54" style:parent-style-name="Fuentedepárrafopredeter." style:family="text">
      <style:text-properties style:font-name="Consolas" fo:color="#008000" fo:font-size="9.5pt" style:font-size-asian="9.5pt"/>
    </style:style>
    <style:style style:name="T55" style:parent-style-name="Fuentedepárrafopredeter." style:family="text">
      <style:text-properties style:font-name="Consolas" fo:color="#008000" fo:font-size="9.5pt" style:font-size-asian="9.5pt"/>
    </style:style>
    <style:style style:name="T56" style:parent-style-name="Fuentedepárrafopredeter." style:family="text">
      <style:text-properties style:font-name="Consolas" fo:color="#000000" fo:font-size="9.5pt" style:font-size-asian="9.5pt"/>
    </style:style>
    <style:style style:name="T57" style:parent-style-name="Fuentedepárrafopredeter." style:family="text">
      <style:text-properties style:font-name="Consolas" fo:color="#008000" fo:font-size="9.5pt" style:font-size-asian="9.5pt"/>
    </style:style>
    <style:style style:name="T58" style:parent-style-name="Fuentedepárrafopredeter." style:family="text">
      <style:text-properties style:font-name="Consolas" fo:color="#008000" fo:font-size="9.5pt" style:font-size-asian="9.5pt"/>
    </style:style>
    <style:style style:name="T59" style:parent-style-name="Fuentedepárrafopredeter." style:family="text">
      <style:text-properties style:font-name="Consolas" fo:color="#000000" fo:font-size="9.5pt" style:font-size-asian="9.5pt"/>
    </style:style>
    <style:style style:name="T60" style:parent-style-name="Fuentedepárrafopredeter." style:family="text">
      <style:text-properties style:font-name="Consolas" fo:color="#008000" fo:font-size="9.5pt" style:font-size-asian="9.5pt"/>
    </style:style>
    <style:style style:name="T61" style:parent-style-name="Fuentedepárrafopredeter." style:family="text">
      <style:text-properties style:font-name="Consolas" fo:color="#008000" fo:font-size="9.5pt" style:font-size-asian="9.5pt"/>
    </style:style>
    <style:style style:name="T62" style:parent-style-name="Fuentedepárrafopredeter." style:family="text">
      <style:text-properties style:font-name="Consolas" fo:color="#000000" fo:font-size="9.5pt" style:font-size-asian="9.5pt"/>
    </style:style>
    <style:style style:name="T63" style:parent-style-name="Fuentedepárrafopredeter." style:family="text">
      <style:text-properties style:font-name="Consolas" fo:color="#008000" fo:font-size="9.5pt" style:font-size-asian="9.5pt"/>
    </style:style>
    <style:style style:name="T64" style:parent-style-name="Fuentedepárrafopredeter." style:family="text">
      <style:text-properties style:font-name="Consolas" fo:color="#008000" fo:font-size="9.5pt" style:font-size-asian="9.5pt"/>
    </style:style>
    <style:style style:name="T65" style:parent-style-name="Fuentedepárrafopredeter." style:family="text">
      <style:text-properties style:font-name="Consolas" fo:color="#000000" fo:font-size="9.5pt" style:font-size-asian="9.5pt"/>
    </style:style>
    <style:style style:name="T66" style:parent-style-name="Fuentedepárrafopredeter." style:family="text">
      <style:text-properties style:font-name="Consolas" fo:color="#008000" fo:font-size="9.5pt" style:font-size-asian="9.5pt"/>
    </style:style>
    <style:style style:name="T67" style:parent-style-name="Fuentedepárrafopredeter." style:family="text">
      <style:text-properties style:font-name="Consolas" fo:color="#008000" fo:font-size="9.5pt" style:font-size-asian="9.5pt"/>
    </style:style>
    <style:style style:name="T68" style:parent-style-name="Fuentedepárrafopredeter." style:family="text">
      <style:text-properties style:font-name="Consolas" fo:color="#000000" fo:font-size="9.5pt" style:font-size-asian="9.5pt"/>
    </style:style>
    <style:style style:name="T69" style:parent-style-name="Fuentedepárrafopredeter." style:family="text">
      <style:text-properties style:font-name="Consolas" fo:color="#008000" fo:font-size="9.5pt" style:font-size-asian="9.5pt"/>
    </style:style>
    <style:style style:name="T70" style:parent-style-name="Fuentedepárrafopredeter." style:family="text">
      <style:text-properties style:font-name="Consolas" fo:color="#008000" fo:font-size="9.5pt" style:font-size-asian="9.5pt"/>
    </style:style>
    <style:style style:name="T71" style:parent-style-name="Fuentedepárrafopredeter." style:family="text">
      <style:text-properties style:font-name="Consolas" fo:color="#000000" fo:font-size="9.5pt" style:font-size-asian="9.5pt"/>
    </style:style>
    <style:style style:name="T72" style:parent-style-name="Fuentedepárrafopredeter." style:family="text">
      <style:text-properties style:font-name="Consolas" fo:color="#008000" fo:font-size="9.5pt" style:font-size-asian="9.5pt"/>
    </style:style>
    <style:style style:name="T73" style:parent-style-name="Fuentedepárrafopredeter." style:family="text">
      <style:text-properties style:font-name="Consolas" fo:color="#008000" fo:font-size="9.5pt" style:font-size-asian="9.5pt"/>
    </style:style>
    <style:style style:name="T74" style:parent-style-name="Fuentedepárrafopredeter." style:family="text">
      <style:text-properties style:font-name="Consolas" fo:color="#008000" fo:font-size="9.5pt" style:font-size-asian="9.5pt"/>
    </style:style>
    <style:style style:name="T75" style:parent-style-name="Fuentedepárrafopredeter." style:family="text">
      <style:text-properties style:font-name="Consolas" fo:color="#008000" fo:font-size="9.5pt" style:font-size-asian="9.5pt"/>
    </style:style>
    <style:style style:name="T76" style:parent-style-name="Fuentedepárrafopredeter." style:family="text">
      <style:text-properties style:font-name="Consolas" fo:color="#000000" fo:font-size="9.5pt" style:font-size-asian="9.5pt"/>
    </style:style>
    <style:style style:name="T77" style:parent-style-name="Fuentedepárrafopredeter." style:family="text">
      <style:text-properties style:font-name="Consolas" fo:color="#008000" fo:font-size="9.5pt" style:font-size-asian="9.5pt"/>
    </style:style>
    <style:style style:name="T78" style:parent-style-name="Fuentedepárrafopredeter." style:family="text">
      <style:text-properties style:font-name="Consolas" fo:color="#008000" fo:font-size="9.5pt" style:font-size-asian="9.5pt"/>
    </style:style>
    <style:style style:name="T79" style:parent-style-name="Fuentedepárrafopredeter." style:family="text">
      <style:text-properties style:font-name="Consolas" fo:color="#008000" fo:font-size="9.5pt" style:font-size-asian="9.5pt"/>
    </style:style>
    <style:style style:name="T80" style:parent-style-name="Fuentedepárrafopredeter." style:family="text">
      <style:text-properties style:font-name="Consolas" fo:color="#000000" fo:font-size="9.5pt" style:font-size-asian="9.5pt"/>
    </style:style>
    <style:style style:name="P81" style:parent-style-name="Standard" style:family="paragraph">
      <style:text-properties fo:color="#000000"/>
    </style:style>
    <style:style style:name="P82" style:parent-style-name="PreformattedText" style:family="paragraph">
      <style:text-properties fo:color="#000000"/>
    </style:style>
    <style:style style:name="P83" style:parent-style-name="PreformattedText" style:family="paragraph">
      <style:text-properties fo:color="#000000"/>
    </style:style>
    <style:style style:name="P84" style:parent-style-name="PreformattedText" style:family="paragraph">
      <style:text-properties fo:color="#000000"/>
    </style:style>
    <style:style style:name="P85" style:parent-style-name="PreformattedText" style:family="paragraph">
      <style:text-properties fo:color="#000000"/>
    </style:style>
    <style:style style:name="P86" style:parent-style-name="PreformattedText" style:family="paragraph">
      <style:text-properties fo:color="#000000"/>
    </style:style>
    <style:style style:name="P87" style:parent-style-name="PreformattedText" style:family="paragraph">
      <style:text-properties fo:color="#000000"/>
    </style:style>
    <style:style style:name="P88" style:parent-style-name="PreformattedText" style:family="paragraph">
      <style:text-properties fo:color="#000000"/>
    </style:style>
    <style:style style:name="P89" style:parent-style-name="PreformattedText" style:family="paragraph">
      <style:text-properties fo:color="#000000"/>
    </style:style>
    <style:style style:name="P90" style:parent-style-name="PreformattedText" style:family="paragraph">
      <style:text-properties fo:color="#000000" fo:font-size="7pt" style:font-size-asian="7pt"/>
    </style:style>
    <style:style style:name="P91" style:parent-style-name="PreformattedText" style:family="paragraph">
      <style:text-properties fo:color="#000000" fo:font-size="7pt" style:font-size-asian="7pt"/>
    </style:style>
    <style:style style:name="P92" style:parent-style-name="PreformattedText" style:family="paragraph">
      <style:text-properties fo:color="#000000"/>
    </style:style>
    <style:style style:name="P93" style:parent-style-name="PreformattedText" style:family="paragraph">
      <style:text-properties fo:color="#000000"/>
    </style:style>
    <style:style style:name="T94" style:parent-style-name="Fuentedepárrafopredeter." style:family="text">
      <style:text-properties fo:color="#000000"/>
    </style:style>
    <style:style style:name="T95" style:parent-style-name="Fuentedepárrafopredeter." style:family="text">
      <style:text-properties fo:color="#000000" fo:font-size="7pt" style:font-size-asian="7pt"/>
    </style:style>
    <style:style style:name="P96" style:parent-style-name="PreformattedText" style:family="paragraph">
      <style:text-properties fo:color="#000000" fo:font-size="7pt" style:font-size-asian="7pt"/>
    </style:style>
    <style:style style:name="P97" style:parent-style-name="PreformattedText" style:family="paragraph">
      <style:text-properties fo:color="#000000" fo:font-size="7pt" style:font-size-asian="7pt"/>
    </style:style>
    <style:style style:name="P98" style:parent-style-name="PreformattedText" style:family="paragraph">
      <style:text-properties fo:color="#000000" fo:font-size="7pt" style:font-size-asian="7pt"/>
    </style:style>
    <style:style style:name="P99" style:parent-style-name="PreformattedText" style:family="paragraph">
      <style:text-properties fo:color="#000000" fo:font-size="7pt" style:font-size-asian="7pt"/>
    </style:style>
    <style:style style:name="P100" style:parent-style-name="PreformattedText" style:family="paragraph">
      <style:text-properties fo:color="#000000" fo:font-size="7pt" style:font-size-asian="7pt"/>
    </style:style>
    <style:style style:name="P101" style:parent-style-name="PreformattedText" style:family="paragraph">
      <style:text-properties fo:color="#000000" fo:font-size="7pt" style:font-size-asian="7pt"/>
    </style:style>
    <style:style style:name="P102" style:parent-style-name="PreformattedText" style:family="paragraph">
      <style:text-properties fo:color="#000000" fo:font-size="7pt" style:font-size-asian="7pt"/>
    </style:style>
    <style:style style:name="P103" style:parent-style-name="PreformattedText" style:family="paragraph">
      <style:text-properties fo:color="#000000" fo:font-size="7pt" style:font-size-asian="7pt"/>
    </style:style>
    <style:style style:name="P104" style:parent-style-name="PreformattedText" style:family="paragraph">
      <style:text-properties fo:color="#000000" fo:font-size="7pt" style:font-size-asian="7pt"/>
    </style:style>
    <style:style style:name="P105" style:parent-style-name="PreformattedText" style:family="paragraph">
      <style:text-properties fo:color="#000000"/>
    </style:style>
    <style:style style:name="P106" style:parent-style-name="PreformattedText" style:family="paragraph">
      <style:text-properties fo:color="#000000"/>
    </style:style>
    <style:style style:name="P107" style:parent-style-name="PreformattedText" style:family="paragraph">
      <style:text-properties fo:color="#000000"/>
    </style:style>
    <style:style style:name="P108" style:parent-style-name="PreformattedText" style:family="paragraph">
      <style:text-properties fo:color="#000000"/>
    </style:style>
    <style:style style:name="P109" style:parent-style-name="PreformattedText" style:family="paragraph">
      <style:text-properties fo:color="#000000" fo:font-size="7pt" style:font-size-asian="7pt"/>
    </style:style>
    <style:style style:name="P110" style:parent-style-name="PreformattedText" style:family="paragraph">
      <style:text-properties fo:color="#000000" fo:font-size="7pt" style:font-size-asian="7pt"/>
    </style:style>
    <style:style style:name="P111" style:parent-style-name="PreformattedText" style:family="paragraph">
      <style:text-properties fo:color="#000000" fo:font-size="7pt" style:font-size-asian="7pt"/>
    </style:style>
    <style:style style:name="P112" style:parent-style-name="PreformattedText" style:family="paragraph">
      <style:text-properties fo:color="#000000" fo:font-size="7pt" style:font-size-asian="7pt"/>
    </style:style>
    <style:style style:name="P113" style:parent-style-name="PreformattedText" style:family="paragraph">
      <style:text-properties fo:color="#000000" fo:font-size="7pt" style:font-size-asian="7pt"/>
    </style:style>
    <style:style style:name="P114" style:parent-style-name="PreformattedText" style:family="paragraph">
      <style:text-properties fo:color="#000000" fo:font-size="7pt" style:font-size-asian="7pt"/>
    </style:style>
    <style:style style:name="P115" style:parent-style-name="PreformattedText" style:family="paragraph">
      <style:text-properties fo:color="#000000" fo:font-size="7pt" style:font-size-asian="7pt"/>
    </style:style>
    <style:style style:name="P116" style:parent-style-name="PreformattedText" style:family="paragraph">
      <style:text-properties fo:color="#000000" fo:font-size="7pt" style:font-size-asian="7pt"/>
    </style:style>
    <style:style style:name="P117" style:parent-style-name="PreformattedText" style:family="paragraph">
      <style:text-properties fo:color="#000000" fo:font-size="7pt" style:font-size-asian="7pt"/>
    </style:style>
    <style:style style:name="P118" style:parent-style-name="PreformattedText" style:family="paragraph">
      <style:text-properties fo:color="#000000" fo:font-size="7pt" style:font-size-asian="7pt"/>
    </style:style>
    <style:style style:name="P119" style:parent-style-name="PreformattedText" style:family="paragraph">
      <style:text-properties fo:color="#000000" fo:font-size="7pt" style:font-size-asian="7pt"/>
    </style:style>
    <style:style style:name="P120" style:parent-style-name="PreformattedText" style:family="paragraph">
      <style:text-properties fo:color="#000000" fo:font-size="7pt" style:font-size-asian="7pt"/>
    </style:style>
    <style:style style:name="P121" style:parent-style-name="PreformattedText" style:family="paragraph">
      <style:text-properties fo:color="#000000" fo:font-size="7pt" style:font-size-asian="7pt"/>
    </style:style>
    <style:style style:name="P122" style:parent-style-name="PreformattedText" style:family="paragraph">
      <style:text-properties fo:color="#000000" fo:font-size="7pt" style:font-size-asian="7pt"/>
    </style:style>
    <style:style style:name="P123" style:parent-style-name="PreformattedText" style:family="paragraph">
      <style:text-properties fo:color="#000000" fo:font-size="7pt" style:font-size-asian="7pt"/>
    </style:style>
    <style:style style:name="P124" style:parent-style-name="PreformattedText" style:family="paragraph">
      <style:text-properties fo:color="#000000" fo:font-size="7pt" style:font-size-asian="7pt"/>
    </style:style>
    <style:style style:name="P125" style:parent-style-name="PreformattedText" style:family="paragraph">
      <style:text-properties fo:color="#000000" fo:font-size="7pt" style:font-size-asian="7pt"/>
    </style:style>
    <style:style style:name="P126" style:parent-style-name="PreformattedText" style:family="paragraph">
      <style:text-properties fo:color="#000000" fo:font-size="7pt" style:font-size-asian="7pt"/>
    </style:style>
    <style:style style:name="P127" style:parent-style-name="PreformattedText" style:family="paragraph">
      <style:text-properties fo:color="#000000" fo:font-size="7pt" style:font-size-asian="7pt"/>
    </style:style>
    <style:style style:name="P128" style:parent-style-name="PreformattedText" style:family="paragraph">
      <style:text-properties fo:color="#000000" fo:font-size="7pt" style:font-size-asian="7pt"/>
    </style:style>
    <style:style style:name="P129" style:parent-style-name="PreformattedText" style:family="paragraph">
      <style:text-properties fo:color="#000000" fo:font-size="7pt" style:font-size-asian="7pt"/>
    </style:style>
    <style:style style:name="P130" style:parent-style-name="PreformattedText" style:family="paragraph">
      <style:text-properties fo:color="#000000" fo:font-size="7pt" style:font-size-asian="7pt"/>
    </style:style>
    <style:style style:name="P131" style:parent-style-name="PreformattedText" style:family="paragraph">
      <style:text-properties fo:color="#000000" fo:font-size="7pt" style:font-size-asian="7pt"/>
    </style:style>
    <style:style style:name="P132" style:parent-style-name="PreformattedText" style:family="paragraph">
      <style:text-properties fo:color="#000000" fo:font-size="7pt" style:font-size-asian="7pt"/>
    </style:style>
    <style:style style:name="P133" style:parent-style-name="PreformattedText" style:family="paragraph">
      <style:text-properties fo:color="#000000" fo:font-size="7pt" style:font-size-asian="7pt"/>
    </style:style>
    <style:style style:name="P134" style:parent-style-name="PreformattedText" style:family="paragraph">
      <style:text-properties fo:color="#000000" fo:font-size="7pt" style:font-size-asian="7pt"/>
    </style:style>
    <style:style style:name="P135" style:parent-style-name="PreformattedText" style:family="paragraph">
      <style:text-properties fo:color="#000000" fo:font-size="7pt" style:font-size-asian="7pt"/>
    </style:style>
    <style:style style:name="P136" style:parent-style-name="PreformattedText" style:family="paragraph">
      <style:text-properties fo:color="#000000" fo:font-size="7pt" style:font-size-asian="7pt"/>
    </style:style>
    <style:style style:name="P137" style:parent-style-name="PreformattedText" style:family="paragraph">
      <style:text-properties fo:color="#000000" fo:font-size="7pt" style:font-size-asian="7pt"/>
    </style:style>
    <style:style style:name="P138" style:parent-style-name="PreformattedText" style:family="paragraph">
      <style:text-properties fo:color="#000000" fo:font-size="7pt" style:font-size-asian="7pt"/>
    </style:style>
    <style:style style:name="P139" style:parent-style-name="PreformattedText" style:family="paragraph">
      <style:text-properties fo:color="#000000" fo:font-size="7pt" style:font-size-asian="7pt"/>
    </style:style>
    <style:style style:name="P140" style:parent-style-name="PreformattedText" style:family="paragraph">
      <style:text-properties fo:color="#000000" fo:font-size="7pt" style:font-size-asian="7pt"/>
    </style:style>
    <style:style style:name="P141" style:parent-style-name="PreformattedText" style:family="paragraph">
      <style:text-properties fo:color="#000000" fo:font-size="7pt" style:font-size-asian="7pt"/>
    </style:style>
    <style:style style:name="P142" style:parent-style-name="PreformattedText" style:family="paragraph">
      <style:text-properties fo:color="#000000" fo:font-size="7pt" style:font-size-asian="7pt"/>
    </style:style>
    <style:style style:name="P143" style:parent-style-name="PreformattedText" style:family="paragraph">
      <style:text-properties fo:color="#000000" fo:font-size="7pt" style:font-size-asian="7pt"/>
    </style:style>
  </office:automatic-styles>
  <office:body>
    <office:text text:use-soft-page-breaks="true">
      <text:p text:style-name="P1"><text:span text:style-name="T2">--Crear a seguinte BD Empleados</text:span></text:p>
      <text:p text:style-name="Standard"><text:span text:style-name="T3"><text:s/></text:span><text:span text:style-name="T4">--Os Campos son os seguintes:</text:span></text:p>
      <text:p text:style-name="P5"/>
      <text:p text:style-name="Standard"><text:span text:style-name="T6">--Tá</text:span><text:span text:style-name="T7">boa <text:s/>TCENTR(Centro)</text:span></text:p>
      <text:p text:style-name="P8"/>
      <text:p text:style-name="Standard"><text:span text:style-name="T9"><text:tab/></text:span><text:span text:style-name="T10">--NUMCE (Número do Centro de traballo)</text:span></text:p>
      <text:p text:style-name="Standard"><text:span text:style-name="T11"><text:tab/></text:span><text:span text:style-name="T12">--NOMCE (Nome do Centro de traballo)</text:span></text:p>
      <text:p text:style-name="Standard"><text:span text:style-name="T13"><text:tab/></text:span><text:span text:style-name="T14">--SEÑAS<text:s/></text:span><text:span text:style-name="T15">(Dirección do Centro de traballo)</text:span></text:p>
      <text:p text:style-name="P16"><text:tab/></text:p>
      <text:p text:style-name="P17"/>
      <text:p text:style-name="Standard"><text:span text:style-name="T18">--Táboa TDEPTO (Departamento)</text:span></text:p>
      <text:p text:style-name="P19"/>
      <text:p text:style-name="Standard"><text:span text:style-name="T20"><text:tab/></text:span><text:span text:style-name="T21">--</text:span><text:span text:style-name="T22"><text:tab/>NUMDE (Número de departamento)</text:span></text:p>
      <text:p text:style-name="Standard"><text:span text:style-name="T23"><text:tab/></text:span><text:span text:style-name="T24">--</text:span><text:span text:style-name="T25"><text:tab/>NUMCE (Número de centro ó que esta asignado)</text:span></text:p>
      <text:p text:style-name="Standard"><text:span text:style-name="T26"><text:tab/></text:span><text:span text:style-name="T27">--</text:span><text:span text:style-name="T28"><text:tab/>DIREC (Número de empregado que o dirixe)</text:span></text:p>
      <text:p text:style-name="Standard"><text:span text:style-name="T29"><text:tab/></text:span><text:span text:style-name="T30">--</text:span><text:span text:style-name="T31"><text:tab/>TIDIR (Tipo de director codificado P:Permanente, F:En F</text:span><text:span text:style-name="T32">uncións)</text:span></text:p>
      <text:p text:style-name="Standard"><text:span text:style-name="T33"><text:tab/></text:span><text:span text:style-name="T34">--</text:span><text:span text:style-name="T35"><text:tab/>PRESU (Presupo</text:span><text:span text:style-name="T36">sto anual do departamento, milló</text:span><text:span text:style-name="T37">n</text:span><text:span text:style-name="T38">s de pesetas)</text:span></text:p>
      <text:p text:style-name="Standard"><text:span text:style-name="T39"><text:tab/></text:span><text:span text:style-name="T40">--</text:span><text:span text:style-name="T41"><text:tab/>DEPDE (Número do departamento do que depende)</text:span></text:p>
      <text:p text:style-name="Standard"><text:span text:style-name="T42"><text:tab/></text:span><text:span text:style-name="T43">--</text:span><text:span text:style-name="T44"><text:tab/>NOMDE (Nome enteiro do departamento)</text:span></text:p>
      <text:p text:style-name="P45"/>
      <text:p text:style-name="Standard"/>
      <text:p text:style-name="Standard"><text:span text:style-name="T46">--Táboa TEMPLE(empregados)</text:span></text:p>
      <text:p text:style-name="P47"/>
      <text:p text:style-name="Standard"><text:span text:style-name="T48"><text:tab/></text:span><text:span text:style-name="T49">--</text:span><text:span text:style-name="T50"><text:tab/>NUMEM (Número de empregado)</text:span></text:p>
      <text:p text:style-name="Standard"><text:span text:style-name="T51"><text:tab/></text:span><text:span text:style-name="T52">--</text:span><text:span text:style-name="T53"><text:tab/>NUMDE (Nú</text:span><text:span text:style-name="T54">mero de<text:s/></text:span><text:span text:style-name="T55">departamento ao que pertence)</text:span></text:p>
      <text:p text:style-name="Standard"><text:span text:style-name="T56"><text:tab/></text:span><text:span text:style-name="T57">--<text:s/></text:span><text:span text:style-name="T58"><text:tab/>EXTEL (Extensión telefónica)</text:span></text:p>
      <text:p text:style-name="Standard"><text:span text:style-name="T59"><text:tab/></text:span><text:span text:style-name="T60">--<text:s/></text:span><text:span text:style-name="T61"><text:tab/>FECNA (Fecha de Nacemento)</text:span></text:p>
      <text:p text:style-name="Standard"><text:span text:style-name="T62"><text:tab/></text:span><text:span text:style-name="T63">--<text:s/></text:span><text:span text:style-name="T64"><text:tab/>FECIN (Fecha de inicio na empresa)</text:span></text:p>
      <text:p text:style-name="Standard"><text:span text:style-name="T65"><text:tab/></text:span><text:span text:style-name="T66">--<text:s/></text:span><text:span text:style-name="T67"><text:tab/>SALAR (Salario, miles de pesetas)</text:span></text:p>
      <text:p text:style-name="Standard"><text:span text:style-name="T68"><text:tab/></text:span><text:span text:style-name="T69">--<text:s/></text:span><text:span text:style-name="T70"><text:tab/>COMIS (Comisións, miles de pesetas)</text:span></text:p>
      <text:p text:style-name="Standard"><text:span text:style-name="T71"><text:tab/></text:span><text:span text:style-name="T72">--<text:s/></text:span><text:span text:style-name="T73"><text:tab/>NUMHI (N</text:span><text:span text:style-name="T74">ú</text:span><text:bookmark-start text:name="_GoBack"/><text:bookmark-end text:name="_GoBack"/><text:span text:style-name="T75">mero de fillos)</text:span></text:p>
      <text:p text:style-name="Standard"><text:span text:style-name="T76"><text:tab/></text:span><text:span text:style-name="T77">--<text:s/></text:span><text:span text:style-name="T78"><text:tab/>NOMEM</text:span><text:span text:style-name="T79"><text:s/>(Nome do empregado) <text:s/></text:span></text:p>
      <text:p text:style-name="Standard"><text:span text:style-name="T80"><text:s text:c="15"/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>-- INSERT Valores para la BD Empleados</text:p>
      <text:p text:style-name="PreformattedText"/>
      <text:p text:style-name="PreformattedText"/>
      <text:p text:style-name="P88">-- CENTROS <text:s text:c="27"/>NUMCE <text:s/>NOMCE <text:s text:c="41"/>SE?AS</text:p>
      <text:p text:style-name="P89">--------------------------------------------------------------------------------------------</text:p>
      <text:p text:style-name="P90">INSERT INTO TCENTR VALUES (10,<text:s/>'SEDE CENTRAL','C. ALCALA, 820, MADRID');</text:p>
      <text:p text:style-name="P91">INSERT INTO TCENTR VALUES (20,<text:s/>'RELACION CON CLIENTES',<text:s/>'C. ATOCHA, 405, MADRID');</text:p>
      <text:p text:style-name="PreformattedText"/>
      <text:p text:style-name="P92">select * from tcentr</text:p>
      <text:p text:style-name="PreformattedText"/>
      <text:p text:style-name="P93">-- DEPARTAMENTOS <text:s text:c="12"/>NUMDE NUMCE DIREC TIDIR PRESU <text:s text:c="3"/>DEPDE <text:s text:c="2"/>NOMDE</text:p>
      <text:p text:style-name="PreformattedText"><text:span text:style-name="T94">--------------------------------------------------------------------------------</text:span><text:span text:style-name="T95">------------</text:span></text:p>
      <text:p text:style-name="P96">INSERT INTO TDEPTO VALUES (110, <text:s/>20,<text:s/>180, <text:s/>'P', <text:s text:c="2"/>15, <text:s text:c="5"/>100, <text:s/>'DIRECC. COMERCIAL');</text:p>
      <text:p text:style-name="P97">INSERT INTO TDEPTO VALUES (122, <text:s/>10, 350, <text:s/>'P', <text:s text:c="2"/>6, <text:s text:c="6"/>120, <text:s/>'PROCESO DE DATOS');</text:p>
      <text:p text:style-name="P98">INSERT INTO TDEPTO VALUES (100, <text:s/>20, 260, <text:s/>'P', <text:s text:c="2"/>12, <text:s text:c="5"/>NULL, 'DIRECCION GENERAL');</text:p>
      <text:p text:style-name="P99">INSERT INTO TDEPTO VALUES (111, <text:s/>20, 180, <text:s/>'F', <text:s text:c="2"/>11, <text:s text:c="5"/>110, <text:s/>'SECTOR INDUSTRIAL');</text:p>
      <text:p text:style-name="P100">INSERT INTO TDEPTO VALUES (112, <text:s/>20, 270, <text:s/>'P', <text:s text:c="2"/>9, <text:s text:c="6"/>110, <text:s/>'SECTOR SERVICIOS');</text:p>
      <text:p text:style-name="P101">INSERT INTO TDEPTO VALUES (120, <text:s/>10, 150, <text:s/>'F', <text:s text:c="2"/>3, <text:s text:c="6"/>100, <text:s/>'ORGANIZACI?N');</text:p>
      <text:p text:style-name="P102">INSERT INTO TDEPTO VALUES (121, <text:s/>10, 150, <text:s/>'P', <text:s text:c="2"/>2, <text:s text:c="6"/>120, <text:s/>'PERSONAL');</text:p>
      <text:p text:style-name="P103">INSERT INTO TDEPTO VALUES (130, <text:s/>10, 310, <text:s/>'P', <text:s text:c="2"/>2, <text:s text:c="6"/>100, <text:s/>'FINANZAS');</text:p>
      <text:p text:style-name="P104">INSERT INTO TDEPTO VALUES (140, <text:s/>10, NULL, <text:s/>NULL, NULL, <text:s text:c="3"/>100, <text:s/>'MARKETING');</text:p>
      <text:p text:style-name="P105">-- Cuidado al insertar la Direccion General primero y<text:s/>luego todos sus dependientes.</text:p>
      <text:p text:style-name="P106">select * from TDEPTO</text:p>
      <text:p text:style-name="PreformattedText"/>
      <text:p text:style-name="PreformattedText"/>
      <text:p text:style-name="P107">-- EMPREGADOS <text:s text:c="13"/>NUMEM NUMDE EXTEL FECNA <text:s text:c="14"/>FECIN <text:s text:c="11"/>SALAR COMIS <text:s text:c="2"/>NUMHI <text:s text:c="2"/>NOMEM</text:p>
      <text:p text:style-name="P108">-----------------------------------------------------------------------------------------------------------</text:p>
      <text:p text:style-name="P109">INSERT INTO TEMPLE VALUES (110, 112, <text:s/>350, '10-11-1929', '15-02-1950', 987, <text:s/>NULL, <text:s text:c="2"/>3, <text:s text:c="4"/>'PONS, CESAR');</text:p>
      <text:p text:style-name="P110">INSERT INTO TEMPLE VALUES (120, 112, <text:s/>840, '09-06-1935', '01-10-1968', 350, <text:s/>110, <text:s text:c="3"/>2, <text:s text:c="4"/>'LASA, MAYO');</text:p>
      <text:p text:style-name="P111">INSERT INTO TEMPLE VALUES<text:s/>(130, 112, <text:s/>810, '09-09-1945', '01-02-1969', 290, <text:s/>110, <text:s text:c="3"/>2, <text:s text:c="4"/>'TEROL, LUCIANO');</text:p>
      <text:p text:style-name="P112">INSERT INTO TEMPLE VALUES (150, 121, <text:s/>340, '10-08-1930', '15-01-1948', 440, <text:s/>NULL, <text:s text:c="2"/>0, <text:s text:c="4"/>'PEREZ, JULIO');</text:p>
      <text:p text:style-name="P113">INSERT INTO TEMPLE VALUES (160, 110, <text:s/>740, '09-07-1939', '11-11-1968', 310, <text:s/>110, <text:s text:c="3"/>2, <text:s text:c="4"/>'AGUIRRE, AUREO');</text:p>
      <text:p text:style-name="P114">INSERT INTO TEMPLE VALUES (180, 110, <text:s/>508, '18-10-1934', '18-03-1956', 480, <text:s/>50, <text:s text:c="4"/>2, <text:s text:c="4"/>'PEREZ, MARCOS');</text:p>
      <text:p text:style-name="P115">INSERT INTO TEMPLE VALUES (190, 121, <text:s/>350, '12-05-1932', '11-02-1962', 300, <text:s/>NULL, <text:s text:c="2"/>4, <text:s text:c="4"/>'VEIGA, JULIANA');</text:p>
      <text:p text:style-name="P116">INSERT INTO TEMPLE VALUES (210, 100, <text:s/>200, '28-09-1940', '22-01-1959', 380, <text:s/>0, <text:s text:c="5"/>2, <text:s text:c="4"/>'GALVEZ, PILAR');</text:p>
      <text:p text:style-name="P117">INSERT INTO TEMPLE VALUES (240, 111, <text:s/>760, '26-02-1942', '24-02-1966', 280, <text:s/>100, <text:s text:c="3"/>3, <text:s text:c="4"/>'SANZ, LAVINIA');</text:p>
      <text:p text:style-name="P118">INSERT INTO TEMPLE VALUES (250, 100, <text:s/>250, '27-10-1946', '01-03-1967', 450, <text:s/>0, <text:s text:c="5"/>0, <text:s text:c="4"/>'ALBA, ADRIANA');</text:p>
      <text:p text:style-name="P119">INSERT INTO TEMPLE VALUES (260, 100, <text:s/>220, '03-12-1943', '12-07-1968', 720, <text:s/>0, <text:s text:c="5"/>6, <text:s text:c="4"/>'LOPEZ, ANTONIO');</text:p>
      <text:p text:style-name="P120">INSERT INTO TEMPLE VALUES (270, 112, <text:s/>800, '21-05-1945',<text:s/>'10-10-1966', 380, <text:s/>80, <text:s text:c="4"/>3, <text:s text:c="4"/>'GARCIA, OCTIAVIO');</text:p>
      <text:p text:style-name="P121">INSERT INTO TEMPLE VALUES (280, 130, <text:s/>410, '11-01-1948', '08-10-1971', 290, <text:s/>0, <text:s text:c="5"/>5, <text:s text:c="4"/>'FLOR, DOROTEA');</text:p>
      <text:p text:style-name="P122">INSERT INTO TEMPLE VALUES (285, 122, <text:s/>620, '25-10-1949', '15-02-1968', 380, <text:s/>0, <text:s text:c="5"/>0,<text:s/><text:s text:c="4"/>'P0LO, OTILIA');</text:p>
      <text:p text:style-name="P123">INSERT INTO TEMPLE VALUES (290, 120, <text:s/>910, '30-11-1947', '14-02-1968', 270, <text:s/>0, <text:s text:c="5"/>3, <text:s text:c="4"/>'GIL, GLORIA');</text:p>
      <text:p text:style-name="P124">INSERT INTO TEMPLE VALUES (310, 130, <text:s/>480, '21-11-1946', '15-01-1971', 420, <text:s/>0, <text:s text:c="5"/>0, <text:s text:c="4"/>'GARCIA, AUGUSTO');</text:p>
      <text:p text:style-name="P125">INSERT INTO TEMPLE VALUES (320, 122, <text:s/>620, '25-12-1957', '05-02-1978', 405, <text:s/>0, <text:s text:c="5"/>2, <text:s text:c="4"/>'SANZ, CORNELIO');</text:p>
      <text:p text:style-name="P126">INSERT INTO TEMPLE VALUES (330, 112, <text:s/>850, '19-08-1948', '01-03-1972', 280, <text:s/>90, <text:s text:c="4"/>0, <text:s text:c="4"/>'DIEZ, AMELIA');</text:p>
      <text:p text:style-name="P127">INSERT INTO TEMPLE VALUES (350, 122, <text:s/>610, '13-04-1949', '10-09-1984', 450, <text:s/>0, <text:s text:c="5"/>1, <text:s text:c="4"/>'CAMPS, AURELIO');</text:p>
      <text:p text:style-name="P128">INSERT INTO TEMPLE VALUES (360, 111, <text:s/>750, '29-10-1958', '10-10-1968', 250, <text:s/>100, <text:s text:c="3"/>2, <text:s text:c="4"/>'LARA, DORINDA');</text:p>
      <text:p text:style-name="P129">INSERT INTO TEMPLE VALUES (370, 121, <text:s/>360, '22-06-1967', '20-01-1987', 190, <text:s/>0,<text:s text:c="6"/>1, <text:s text:c="4"/>'RUIZ, FABIOLA');</text:p>
      <text:p text:style-name="P130">INSERT INTO TEMPLE VALUES (380, 112, <text:s/>880, '30-03-1968', '01-01-1988', 180, <text:s/>0, <text:s text:c="5"/>0, <text:s text:c="4"/>'MARTIN, MICAELA');</text:p>
      <text:p text:style-name="P131">INSERT INTO TEMPLE VALUES (390, 110, <text:s/>500, '19-02-1966', '08-10-1986', 215, <text:s/>0, <text:s text:c="5"/>1, <text:s text:c="4"/>'MORAN, CARMEN');</text:p>
      <text:p text:style-name="P132">INSERT INTO TEMPLE VALUES (400, 111, <text:s/>780, '18-08-1969', '01-11-1987', 185, <text:s/>0, <text:s text:c="5"/>0, <text:s text:c="4"/>'LARA, LUCRECIA');</text:p>
      <text:p text:style-name="P133">INSERT INTO TEMPLE VALUES (410, 122, <text:s/>660, '14-07-1968', '13-10-1988', 175, <text:s/>0, <text:s text:c="5"/>0, <text:s text:c="4"/>'MU?OZ, AZUCENA');</text:p>
      <text:p text:style-name="P134">INSERT INTO TEMPLE VALUES (420, 130,<text:s/><text:s/>450, '22-10-1966', '19-11-1988', 400, <text:s/>0, <text:s text:c="5"/>0, <text:s text:c="4"/>'FIERRO, CLAUDIA');</text:p>
      <text:p text:style-name="P135">INSERT INTO TEMPLE VALUES (430, 122, <text:s/>650, '26-02-1967', '19-11-1988', 210, <text:s/>0, <text:s text:c="5"/>1, <text:s text:c="4"/>'MORA, VALERIANA');</text:p>
      <text:p text:style-name="P136">INSERT INTO TEMPLE VALUES (440, 111, <text:s/>760, '26-09-1966', '28-02-1986', 210, <text:s/>100, <text:s text:c="3"/>0, <text:s text:c="4"/>'DURAN, LIVIA');</text:p>
      <text:p text:style-name="P137">INSERT INTO TEMPLE VALUES (450, 112, <text:s/>880, '21-10-1966', '28-02-1986', 210, <text:s/>100, <text:s text:c="3"/>0, <text:s text:c="4"/>'PEREZ, SABINA');</text:p>
      <text:p text:style-name="P138">INSERT INTO TEMPLE VALUES (480, 111, <text:s/>760, '04-04-1965', '28-02-1986', 210, <text:s/>100, <text:s text:c="3"/>1, <text:s text:c="4"/>'PINO, DIANA');</text:p>
      <text:p text:style-name="P139">INSERT INTO TEMPLE VALUES (490, 112, <text:s/>880, '06-06-1964', '01-01-1988', 180, <text:s/>100, <text:s text:c="3"/>0, <text:s text:c="4"/>'TORRES, HORACIO');</text:p>
      <text:p text:style-name="P140">INSERT INTO TEMPLE VALUES (500, 111, <text:s/>750, '08-10-1965', '01-01-1987', 200, <text:s/>100, <text:s text:c="3"/>0, <text:s text:c="4"/>'VAZQUEZ, HONORIA');</text:p>
      <text:p text:style-name="P141">INSERT INTO TEMPLE VALUES (506, NULL, 502, '15-02-1980', '12-05-2006', 500, <text:s/>200, <text:s text:c="3"/>2, <text:s text:c="4"/>'Lopez, Antonio');</text:p>
      <text:p text:style-name="P142">INSERT INTO TEMPLE VALUES (510, 110, <text:s/>550, '04-05-1966', '01-11-1986', 200, <text:s/>0, <text:s text:c="5"/>1, <text:s text:c="4"/>'CAMPOS, ROMULO');</text:p>
      <text:p text:style-name="P143">INSERT INTO TEMPLE VALUES (550, 111, <text:s/>780, '10-01-1970', '21-01-1988', 100, <text:s/>120, <text:s text:c="3"/>0, <text:s text:c="4"/>'SANTOS, SANCHO');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w1 - Chouza Cruces, Marcos</meta:initial-creator>
    <dc:creator>daw1 - Chouza Cruces, Marcos</dc:creator>
    <meta:creation-date>2025-01-20T13:06:00Z</meta:creation-date>
    <dc:date>2025-01-22T12:02:00Z</dc:date>
    <meta:template xlink:href="Normal.dotm" xlink:type="simple"/>
    <meta:editing-cycles>2</meta:editing-cycles>
    <meta:editing-duration>PT660S</meta:editing-duration>
    <meta:document-statistic meta:page-count="1" meta:paragraph-count="12" meta:word-count="970" meta:character-count="6490" meta:row-count="46" meta:non-whitespace-character-count="5532"/>
  </office:meta>
</office:document-meta>
</file>